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900000259BF419B101A725B83.png" manifest:media-type="image/png"/>
  <manifest:file-entry manifest:full-path="Pictures/10000001000005200000017DBD3AF0B2C80F5D18.png" manifest:media-type="image/png"/>
  <manifest:file-entry manifest:full-path="Pictures/100000000000016F000000897963734DD2DA795C.png" manifest:media-type="image/png"/>
  <manifest:file-entry manifest:full-path="Pictures/1000020300003E1D00003E1DF2746F09BF5BD622.svg" manifest:media-type="image/svg+xml"/>
  <manifest:file-entry manifest:full-path="Pictures/10000001000001780000009ED4A31E2C1757D4B6.png" manifest:media-type="image/png"/>
  <manifest:file-entry manifest:full-path="Pictures/100000010000010B000001398AD8B84AEFA7B699.png" manifest:media-type="image/png"/>
  <manifest:file-entry manifest:full-path="Pictures/1000000100000101000001015A785E83B95BB447.png" manifest:media-type="image/png"/>
  <manifest:file-entry manifest:full-path="Pictures/100000010000006200000062B374E819E60716C0.png" manifest:media-type="image/png"/>
  <manifest:file-entry manifest:full-path="Pictures/100012C10001027C00004B2307B067E780FDF4E9.svg" manifest:media-type="image/svg+xml"/>
  <manifest:file-entry manifest:full-path="Pictures/100004D300000A2100000A211256D15DED0EB13D.svg" manifest:media-type="image/svg+xml"/>
  <manifest:file-entry manifest:full-path="Pictures/100037DB000052DD000052DD27AD008058A48B3A.svg" manifest:media-type="image/svg+xml"/>
  <manifest:file-entry manifest:full-path="Pictures/10002934000026D50000105AD445A2B64E397C82.svg" manifest:media-type="image/svg+xml"/>
  <manifest:file-entry manifest:full-path="Pictures/100012E700001B98000020599964C5016A22AE1B.svg" manifest:media-type="image/svg+xml"/>
  <manifest:file-entry manifest:full-path="Pictures/10000001000002C3000002C3FDC61627223F5205.png" manifest:media-type="image/png"/>
  <manifest:file-entry manifest:full-path="Pictures/10000001000002D5000002321720310303FA0370.png" manifest:media-type="image/png"/>
  <manifest:file-entry manifest:full-path="Pictures/10000C5A00001A9000001A90115837F6829AAC39.svg" manifest:media-type="image/svg+xml"/>
  <manifest:file-entry manifest:full-path="Pictures/100007D900004AEE00003A166A8CDB57205F6C8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93cm)" draw:image-opacity="100%" style:mirror="none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3.25cm" fo:min-width="9.3cm"/>
      <style:paragraph-properties style:writing-mode="lr-tb"/>
    </style:style>
    <style:style style:name="gr3" style:family="graphic" style:parent-style-name="standard">
      <style:graphic-properties svg:stroke-color="#000000" draw:fill-color="#ffe994" draw:textarea-horizontal-align="justify" draw:textarea-vertical-align="middle" draw:auto-grow-height="false" fo:min-height="0.65cm" fo:min-width="3.8cm"/>
      <style:paragraph-properties style:writing-mode="lr-tb"/>
    </style:style>
    <style:style style:name="gr4" style:family="graphic" style:parent-style-name="standard">
      <style:graphic-properties svg:stroke-color="#ff0000" draw:fill-color="#ffa6a6" draw:textarea-horizontal-align="justify" draw:textarea-vertical-align="middle" draw:auto-grow-height="false" fo:min-height="0.65cm" fo:min-width="3.8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59cm" svg:stroke-color="#000000" draw:marker-start-width="0.439cm" draw:marker-end-width="0.439cm" draw:fill="solid" draw:textarea-vertical-align="middle" fo:padding-top="0.205cm" fo:padding-bottom="0.205cm" fo:padding-left="0.33cm" fo:padding-right="0.33cm"/>
    </style:style>
    <style:style style:name="gr7" style:family="graphic" style:parent-style-name="standard">
      <style:graphic-properties svg:stroke-width="0.212cm" svg:stroke-color="#000000" draw:marker-start-width="0.518cm" draw:marker-end-width="0.518cm" draw:fill="none" draw:textarea-vertical-align="middle" draw:auto-grow-height="false" fo:min-height="6.742cm" fo:min-width="0.156cm" fo:padding-top="0.231cm" fo:padding-bottom="0.231cm" fo:padding-left="0.356cm" fo:padding-right="0.35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14cm" fo:min-width="2.86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15cm" fo:min-width="2.864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948cm" fo:min-width="2.69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b4c7dc"/>
      <style:paragraph-properties fo:text-align="center" style:writing-mode="lr-tb"/>
    </style:style>
    <style:style style:name="P4" style:family="paragraph">
      <loext:graphic-properties draw:fill-color="#ffe994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-color="#ffa6a6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3cm" svg:height="2.65cm" svg:x="1cm" svg:y="6.65cm">
            <draw:image xlink:href="Pictures/100000000000016F000000897963734DD2DA795C.png" xlink:type="simple" xlink:show="embed" xlink:actuate="onLoad" draw:mime-type="image/png">
              <text:p/>
            </draw:image>
          </draw:frame>
          <draw:custom-shape draw:style-name="gr2" draw:text-style-name="P3" draw:layer="layout" svg:width="9.8cm" svg:height="3.5cm" svg:x="9.4cm" svg:y="1.4cm">
            <text:p text:style-name="P2"><text:span text:style-name="T1">Week 1</text:span></text:p>
            <text:p text:style-name="P2"/>
            <text:p text:style-name="P2">Linux ecosystem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8cm" svg:height="3.5cm" svg:x="9.4cm" svg:y="5.5cm">
            <text:p text:style-name="P2"><text:span text:style-name="T1">Week 2</text:span></text:p>
            <text:p text:style-name="P2"/>
            <text:p text:style-name="P2">Geoscripting in R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8cm" svg:height="3.5cm" svg:x="9.4cm" svg:y="9.8cm">
            <text:p text:style-name="P2"><text:span text:style-name="T1">Week 3</text:span></text:p>
            <text:p text:style-name="P2"/>
            <text:p text:style-name="P2">Geoscripting in<text:line-break/>Python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8cm" svg:height="3.5cm" svg:x="9.3cm" svg:y="14.1cm">
            <text:p text:style-name="P2"><text:span text:style-name="T1">Week 4</text:span></text:p>
            <text:p text:style-name="P2"/>
            <text:p text:style-name="P2">Final Project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3cm" svg:height="0.9cm" draw:transform="rotate (1.5707963267949) translate (18.1cm 5.3cm)">
            <text:p text:style-name="P2">Assignment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3cm" svg:height="0.9cm" draw:transform="rotate (1.5707963267949) translate (18.1cm 9.6cm)">
            <text:p text:style-name="P2">Assignment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4.3cm" svg:height="0.9cm" draw:transform="rotate (1.5707963267949) translate (18.1cm 13.9cm)">
            <text:p text:style-name="P5"><text:span text:style-name="T2">Exa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3cm" svg:height="0.9cm" draw:transform="rotate (1.5707963267949) translate (18.1cm 18.1cm)">
            <text:p text:style-name="P2">Presentation</text:p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692cm" svg:height="1.692cm" svg:x="3.2cm" svg:y="1.6cm">
            <draw:image xlink:href="Pictures/100004D300000A2100000A211256D15DED0EB13D.svg" xlink:type="simple" xlink:show="embed" xlink:actuate="onLoad" draw:mime-type="image/svg+xml">
              <text:p/>
            </draw:image>
            <draw:image xlink:href="Pictures/100000010000006200000062B374E819E60716C0.png" xlink:type="simple" xlink:show="embed" xlink:actuate="onLoad" draw:mime-type="image/png"/>
          </draw:frame>
          <draw:frame draw:style-name="gr5" draw:text-style-name="P1" draw:layer="layout" svg:width="2.2cm" svg:height="2.2cm" svg:x="5.592cm" svg:y="1.4cm">
            <draw:image xlink:href="Pictures/100037DB000052DD000052DD27AD008058A48B3A.svg" xlink:type="simple" xlink:show="embed" xlink:actuate="onLoad" draw:mime-type="image/svg+xml">
              <text:p/>
            </draw:image>
            <draw:image xlink:href="Pictures/10000001000002C3000002C3FDC61627223F5205.png" xlink:type="simple" xlink:show="embed" xlink:actuate="onLoad" draw:mime-type="image/png"/>
          </draw:frame>
          <draw:frame draw:name="bash.svg" draw:style-name="gr5" draw:text-style-name="P1" draw:layer="layout" svg:width="4.1cm" svg:height="1.726cm" svg:x="3.292cm" svg:y="3.4cm">
            <draw:image xlink:href="Pictures/10002934000026D50000105AD445A2B64E397C82.svg" xlink:type="simple" xlink:show="embed" xlink:actuate="onLoad" draw:mime-type="image/svg+xml">
              <text:p/>
            </draw:image>
            <draw:image xlink:href="Pictures/10000001000001780000009ED4A31E2C1757D4B6.png" xlink:type="simple" xlink:show="embed" xlink:actuate="onLoad" draw:mime-type="image/png"/>
            <svg:title>Asset 1</svg:title>
          </draw:frame>
          <draw:frame draw:style-name="gr5" draw:text-style-name="P1" draw:layer="layout" svg:width="1.621cm" svg:height="1.9cm" svg:x="7.692cm" svg:y="1.6cm">
            <draw:image xlink:href="Pictures/100012E700001B98000020599964C5016A22AE1B.svg" xlink:type="simple" xlink:show="embed" xlink:actuate="onLoad" draw:mime-type="image/svg+xml">
              <text:p/>
            </draw:image>
            <draw:image xlink:href="Pictures/100000010000010B000001398AD8B84AEFA7B699.png" xlink:type="simple" xlink:show="embed" xlink:actuate="onLoad" draw:mime-type="image/png"/>
          </draw:frame>
          <draw:line draw:style-name="gr6" draw:text-style-name="P7" draw:layer="layout" svg:x1="8.192cm" svg:y1="1.3cm" svg:x2="7.292cm" svg:y2="3.6cm">
            <text:p/>
          </draw:line>
          <draw:frame draw:style-name="gr5" draw:text-style-name="P1" draw:layer="layout" svg:width="1.4cm" svg:height="1.4cm" svg:x="7.726cm" svg:y="3.5cm">
            <draw:image xlink:href="Pictures/10000C5A00001A9000001A90115837F6829AAC39.svg" xlink:type="simple" xlink:show="embed" xlink:actuate="onLoad" draw:mime-type="image/svg+xml">
              <text:p/>
            </draw:image>
            <draw:image xlink:href="Pictures/1000000100000101000001015A785E83B95BB447.png" xlink:type="simple" xlink:show="embed" xlink:actuate="onLoad" draw:mime-type="image/png"/>
          </draw:frame>
          <draw:frame draw:style-name="gr5" draw:text-style-name="P1" draw:layer="layout" svg:width="4.4cm" svg:height="3.411cm" svg:x="4.792cm" svg:y="5.563cm">
            <draw:image xlink:href="Pictures/100007D900004AEE00003A166A8CDB57205F6C8B.svg" xlink:type="simple" xlink:show="embed" xlink:actuate="onLoad" draw:mime-type="image/svg+xml">
              <text:p/>
            </draw:image>
            <draw:image xlink:href="Pictures/10000001000002D5000002321720310303FA0370.png" xlink:type="simple" xlink:show="embed" xlink:actuate="onLoad" draw:mime-type="image/png"/>
          </draw:frame>
          <draw:frame draw:style-name="gr5" draw:text-style-name="P1" draw:layer="layout" svg:width="7.887cm" svg:height="2.292cm" svg:x="1.2cm" svg:y="10.608cm">
            <draw:image xlink:href="Pictures/100012C10001027C00004B2307B067E780FDF4E9.svg" xlink:type="simple" xlink:show="embed" xlink:actuate="onLoad" draw:mime-type="image/svg+xml">
              <text:p/>
            </draw:image>
            <draw:image xlink:href="Pictures/10000001000005200000017DBD3AF0B2C80F5D18.png" xlink:type="simple" xlink:show="embed" xlink:actuate="onLoad" draw:mime-type="image/png"/>
          </draw:frame>
          <draw:custom-shape draw:style-name="gr7" draw:text-style-name="P1" draw:layer="layout" svg:width="2.4cm" svg:height="7.6cm" draw:transform="rotate (1.5707963267949) translate (1.3cm 17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name="abstract-user-flat-1.svg" draw:style-name="gr5" draw:text-style-name="P1" draw:layer="layout" svg:width="1.7cm" svg:height="1.7cm" svg:x="19.5cm" svg:y="2.2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5900000259BF419B101A725B83.png" xlink:type="simple" xlink:show="embed" xlink:actuate="onLoad" draw:mime-type="image/png"/>
            <svg:title>Abstract user icon</svg:title>
          </draw:frame>
          <draw:frame draw:name="abstract-user-flat-1.svg_0" draw:style-name="gr5" draw:text-style-name="P1" draw:layer="layout" svg:width="1.7cm" svg:height="1.7cm" svg:x="21.2cm" svg:y="2.2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5900000259BF419B101A725B83.png" xlink:type="simple" xlink:show="embed" xlink:actuate="onLoad" draw:mime-type="image/png"/>
            <svg:title>Abstract user icon</svg:title>
          </draw:frame>
          <draw:frame draw:name="abstract-user-flat-1.svg_1" draw:style-name="gr5" draw:text-style-name="P1" draw:layer="layout" svg:width="1.7cm" svg:height="1.7cm" svg:x="19.5cm" svg:y="6.4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5900000259BF419B101A725B83.png" xlink:type="simple" xlink:show="embed" xlink:actuate="onLoad" draw:mime-type="image/png"/>
            <svg:title>Abstract user icon</svg:title>
          </draw:frame>
          <draw:frame draw:name="abstract-user-flat-1.svg_2" draw:style-name="gr5" draw:text-style-name="P1" draw:layer="layout" svg:width="1.7cm" svg:height="1.7cm" svg:x="21.2cm" svg:y="6.4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5900000259BF419B101A725B83.png" xlink:type="simple" xlink:show="embed" xlink:actuate="onLoad" draw:mime-type="image/png"/>
            <svg:title>Abstract user icon</svg:title>
          </draw:frame>
          <draw:frame draw:name="abstract-user-flat-1.svg_3" draw:style-name="gr5" draw:text-style-name="P1" draw:layer="layout" svg:width="1.7cm" svg:height="1.7cm" svg:x="19.5cm" svg:y="10.8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5900000259BF419B101A725B83.png" xlink:type="simple" xlink:show="embed" xlink:actuate="onLoad" draw:mime-type="image/png"/>
            <svg:title>Abstract user icon</svg:title>
          </draw:frame>
          <draw:frame draw:name="abstract-user-flat-1.svg_4" draw:style-name="gr5" draw:text-style-name="P1" draw:layer="layout" svg:width="1.7cm" svg:height="1.7cm" svg:x="21.2cm" svg:y="10.8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5900000259BF419B101A725B83.png" xlink:type="simple" xlink:show="embed" xlink:actuate="onLoad" draw:mime-type="image/png"/>
            <svg:title>Abstract user icon</svg:title>
          </draw:frame>
          <draw:frame draw:name="abstract-user-flat-1.svg_5" draw:style-name="gr5" draw:text-style-name="P1" draw:layer="layout" svg:width="1.7cm" svg:height="1.7cm" svg:x="19.5cm" svg:y="14.2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5900000259BF419B101A725B83.png" xlink:type="simple" xlink:show="embed" xlink:actuate="onLoad" draw:mime-type="image/png"/>
            <svg:title>Abstract user icon</svg:title>
          </draw:frame>
          <draw:frame draw:name="abstract-user-flat-1.svg_6" draw:style-name="gr5" draw:text-style-name="P1" draw:layer="layout" svg:width="1.7cm" svg:height="1.7cm" svg:x="21.2cm" svg:y="14.2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5900000259BF419B101A725B83.png" xlink:type="simple" xlink:show="embed" xlink:actuate="onLoad" draw:mime-type="image/png"/>
            <svg:title>Abstract user icon</svg:title>
          </draw:frame>
          <draw:frame draw:name="abstract-user-flat-1.svg_7" draw:style-name="gr5" draw:text-style-name="P1" draw:layer="layout" svg:width="1.7cm" svg:height="1.7cm" svg:x="19.5cm" svg:y="15.9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5900000259BF419B101A725B83.png" xlink:type="simple" xlink:show="embed" xlink:actuate="onLoad" draw:mime-type="image/png"/>
            <svg:title>Abstract user icon</svg:title>
          </draw:frame>
          <draw:frame draw:name="abstract-user-flat-1.svg_8" draw:style-name="gr5" draw:text-style-name="P1" draw:layer="layout" svg:width="1.7cm" svg:height="1.7cm" svg:x="21.2cm" svg:y="15.9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5900000259BF419B101A725B83.png" xlink:type="simple" xlink:show="embed" xlink:actuate="onLoad" draw:mime-type="image/png"/>
            <svg:title>Abstract user icon</svg:title>
          </draw:frame>
          <draw:custom-shape draw:style-name="gr8" draw:text-style-name="P1" draw:layer="layout" svg:width="3.6cm" svg:height="1.9cm" svg:x="19.4cm" svg:y="2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3.6cm" svg:height="1.901cm" svg:x="19.401cm" svg:y="6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3.6cm" svg:height="1.901cm" svg:x="19.402cm" svg:y="10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3.6cm" svg:height="3.6cm" svg:x="19.402cm" svg:y="14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19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1T21:46:39.802108402</meta:creation-date>
    <dc:date>2022-10-05T16:32:28.691481893</dc:date>
    <meta:editing-duration>PT33M18S</meta:editing-duration>
    <meta:editing-cycles>8</meta:editing-cycles>
    <meta:generator>LibreOffice/7.3.3.2$Linux_X86_64 LibreOffice_project/30$Build-2</meta:generator>
    <dc:creator>Dainius Masiliūnas</dc:creator>
    <meta:document-statistic meta:object-count="33"/>
  </office:meta>
</office:document-meta>
</file>